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317.25pt"/>
    </style:style>
    <style:style style:name="co6" style:family="table-column">
      <style:table-column-properties fo:break-before="auto" style:column-width="171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office:value-type="string" calcext:value-type="string">
            <text:p>Adjusted Week Time</text:p>
          </table:table-cell>
          <table:table-cell office:value-type="string" calcext:value-type="string">
            <text:p>Extra Notes</text:p>
          </table:table-cell>
          <table:table-cell office:value-type="string" calcext:value-type="string">
            <text:p>Timesheet Owner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6:16:2016" calcext:value-type="string">
            <text:p>6:1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8])&gt;=60;SUM([.J2:.J8])+ROUND(INT(SUM([.K2:.K8]))/60;0);SUM([.J2:.J8]));[.A2];IF(SUM([.K2:.K8])&gt;=60;ROUND(60*(ROUND(INT(SUM([.K2:.K8])/60)-SUM([.K2:.K8])/60;2)*-1);0)))" office:value-type="string" office:string-value="72:37" calcext:value-type="string" table:number-columns-spanned="1" table:number-rows-spanned="7">
            <text:p>72:37</text:p>
          </table:table-cell>
          <table:table-cell table:style-name="ce5" office:value-type="string" calcext:value-type="string">
            <text:p>Wednesday</text:p>
          </table:table-cell>
          <table:table-cell table:style-name="ce7" office:value-type="string" calcext:value-type="string" table:number-columns-spanned="1" table:number-rows-spanned="4">
            <text:p>UNLOGGED</text:p>
          </table:table-cell>
          <table:table-cell table:style-name="ce9" office:value-type="string" calcext:value-type="string" table:number-columns-spanned="1" table:number-rows-spanned="4">
            <text:p>someone deleted my first sheet, so the hours before</text:p>
            <text:p>This week have been deleted, and therefore,</text:p>
            <text:p>If I were to go to report the hours before these logged days,</text:p>
            <text:p>It would be no more than hearsay, so they have not been logged.</text:p>
          </table:table-cell>
          <table:table-cell office:value-type="string" calcext:value-type="string">
            <text:p>Carl Joseph Hirner II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4" table:formula="of:=CONCATENATE(IF(SUM([.K3:.K9])&gt;=60;SUM([.J3:.J9])+ROUND(INT(SUM([.K3:.K9]))/60;0);SUM([.J3:.J9]));[.A3];IF(SUM([.K3:.K9])&gt;=60;ROUND(60*(ROUND(INT(SUM([.K3:.K9])/60)-SUM([.K3:.K9])/60;2)*-1);0)))" office:value-type="string" office:string-value="66:37" calcext:value-type="string">
            <text:p>66:37</text:p>
          </table:covered-table-cell>
          <table:table-cell table:style-name="ce5" office:value-type="string" calcext:value-type="string">
            <text:p>Thurs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6:17:2016" calcext:value-type="string">
            <text:p>6:17: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4" table:formula="of:=CONCATENATE(IF(SUM([.K4:.K10])&gt;=60;SUM([.J4:.J10])+ROUND(INT(SUM([.K4:.K10]))/60;0);SUM([.J4:.J10]));[.A4];IF(SUM([.K4:.K10])&gt;=60;ROUND(60*(ROUND(INT(SUM([.K4:.K10])/60)-SUM([.K4:.K10])/60;2)*-1);0)))" office:value-type="string" office:string-value="62:0" calcext:value-type="string">
            <text:p>62:0</text:p>
          </table:covered-table-cell>
          <table:table-cell table:style-name="ce5" office:value-type="string" calcext:value-type="string">
            <text:p>Friday</text:p>
          </table:table-cell>
          <table:covered-table-cell table:number-columns-repeated="2"/>
          <table:table-cell office:value-type="string" calcext:value-type="string">
            <text:p>Companies/Aliases/Organizati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6:18:2016" calcext:value-type="string">
            <text:p>6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4" table:formula="of:=CONCATENATE(IF(SUM([.K5:.K11])&gt;=60;SUM([.J5:.J11])+ROUND(INT(SUM([.K5:.K11]))/60;0);SUM([.J5:.J11]));[.A5];IF(SUM([.K5:.K11])&gt;=60;ROUND(60*(ROUND(INT(SUM([.K5:.K11])/60)-SUM([.K5:.K11])/60;2)*-1);0)))" office:value-type="string" office:string-value="57:0" calcext:value-type="string">
            <text:p>57:0</text:p>
          </table:covered-table-cell>
          <table:table-cell table:style-name="ce5" office:value-type="string" calcext:value-type="string">
            <text:p>Saturday</text:p>
          </table:table-cell>
          <table:covered-table-cell table:number-columns-repeated="2"/>
          <table:table-cell office:value-type="string" calcext:value-type="string">
            <text:p>Hotel I64, Speco Hotels, Akazah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6:19:2016" calcext:value-type="string">
            <text:p>6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4" table:formula="of:=CONCATENATE(IF(SUM([.K6:.K12])&gt;=60;SUM([.J6:.J12])+ROUND(INT(SUM([.K6:.K12]))/60;0);SUM([.J6:.J12]));[.A6];IF(SUM([.K6:.K12])&gt;=60;ROUND(60*(ROUND(INT(SUM([.K6:.K12])/60)-SUM([.K6:.K12])/60;2)*-1);0)))" office:value-type="string" office:string-value="56:0" calcext:value-type="string">
            <text:p>56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:.K12])&gt;=60;SUM([.J6:.J12])+ROUND(INT(SUM([.K6:.K12]))/60;0);SUM([.J6:.J12]));[.A2];IF(SUM([.K6:.K12])&gt;=60;ROUND(60*(ROUND(INT(SUM([.K6:.K12])/60)-SUM([.K6:.K12])/60;2)*-1);0)))" office:value-type="string" office:string-value="56:0" calcext:value-type="string" table:number-columns-spanned="1" table:number-rows-spanned="7">
            <text:p>56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6:20:2016" calcext:value-type="string">
            <text:p>6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4" table:formula="of:=CONCATENATE(IF(SUM([.K7:.K13])&gt;=60;SUM([.J7:.J13])+ROUND(INT(SUM([.K7:.K13]))/60;0);SUM([.J7:.J13]));[.A7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:.K13])&gt;=60;SUM([.J7:.J13])+ROUND(INT(SUM([.K7:.K13]))/60;0);SUM([.J7:.J13]));[.A3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/>
          <table:table-cell office:value-type="string" calcext:value-type="string">
            <text:p>Positions Serving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6:21:2016" calcext:value-type="string">
            <text:p>6:21: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4" table:formula="of:=CONCATENATE(IF(SUM([.K8:.K14])&gt;=60;SUM([.J8:.J14])+ROUND(INT(SUM([.K8:.K14]))/60;0);SUM([.J8:.J14]));[.A8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:.K14])&gt;=60;SUM([.J8:.J14])+ROUND(INT(SUM([.K8:.K14]))/60;0);SUM([.J8:.J14]));[.A4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/>
          <table:table-cell office:value-type="string" calcext:value-type="string">
            <text:p>{Housekeeping/IT}{Manager/Laborer}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6:22:2016" calcext:value-type="string">
            <text:p>6:2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table-cell table:style-name="ce4" table:formula="of:=CONCATENATE(IF(SUM([.K9:.K15])&gt;=60;SUM([.J9:.J15])+ROUND(INT(SUM([.K9:.K15]))/60;0);SUM([.J9:.J15]));[.A9];IF(SUM([.K9:.K15])&gt;=60;ROUND(60*(ROUND(INT(SUM([.K9:.K15])/60)-SUM([.K9:.K15])/60;2)*-1);0)))" office:value-type="string" office:string-value="53:11" calcext:value-type="string" table:number-columns-spanned="1" table:number-rows-spanned="7">
            <text:p>53:11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9:.K15])&gt;=60;SUM([.J9:.J15])+ROUND(INT(SUM([.K9:.K15]))/60;0);SUM([.J9:.J15]));[.A5];IF(SUM([.K9:.K15])&gt;=60;ROUND(60*(ROUND(INT(SUM([.K9:.K15])/60)-SUM([.K9:.K15])/60;2)*-1);0)))" office:value-type="string" office:string-value="53:11" calcext:value-type="string">
            <text:p>53:11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6:23:2016" calcext:value-type="string">
            <text:p>6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covered-table-cell table:style-name="ce4" table:formula="of:=CONCATENATE(IF(SUM([.K10:.K16])&gt;=60;SUM([.J10:.J16])+ROUND(INT(SUM([.K10:.K16]))/60;0);SUM([.J10:.J16]));[.A10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0:.K16])&gt;=60;SUM([.J10:.J16])+ROUND(INT(SUM([.K10:.K16]))/60;0);SUM([.J10:.J16]));[.A6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6:24:2016" calcext:value-type="string">
            <text:p>6:2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4" table:formula="of:=CONCATENATE(IF(SUM([.K11:.K17])&gt;=60;SUM([.J11:.J17])+ROUND(INT(SUM([.K11:.K17]))/60;0);SUM([.J11:.J17]));[.A11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1:.K17])&gt;=60;SUM([.J11:.J17])+ROUND(INT(SUM([.K11:.K17]))/60;0);SUM([.J11:.J17]));[.A7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6:25:2016" calcext:value-type="string">
            <text:p>6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4" table:formula="of:=CONCATENATE(IF(SUM([.K12:.K18])&gt;=60;SUM([.J12:.J18])+ROUND(INT(SUM([.K12:.K18]))/60;0);SUM([.J12:.J18]));[.A12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2:.K18])&gt;=60;SUM([.J12:.J18])+ROUND(INT(SUM([.K12:.K18]))/60;0);SUM([.J12:.J18]));[.A8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6:26:2016" calcext:value-type="string">
            <text:p>6:2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4" table:formula="of:=CONCATENATE(IF(SUM([.K13:.K19])&gt;=60;SUM([.J13:.J19])+ROUND(INT(SUM([.K13:.K19]))/60;0);SUM([.J13:.J19]));[.A13];IF(SUM([.K13:.K19])&gt;=60;ROUND(60*(ROUND(INT(SUM([.K13:.K19])/60)-SUM([.K13:.K19])/60;2)*-1);0)))" office:value-type="string" office:string-value="63:22" calcext:value-type="string">
            <text:p>63:2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13:.K19])&gt;=60;SUM([.J13:.J19])+ROUND(INT(SUM([.K13:.K19]))/60;0);SUM([.J13:.J19]));[.A9];IF(SUM([.K13:.K19])&gt;=60;ROUND(60*(ROUND(INT(SUM([.K13:.K19])/60)-SUM([.K13:.K19])/60;2)*-1);0)))" office:value-type="string" office:string-value="63:22" calcext:value-type="string" table:number-columns-spanned="1" table:number-rows-spanned="7">
            <text:p>63: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6:27:2016" calcext:value-type="string">
            <text:p>6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4" table:formula="of:=CONCATENATE(IF(SUM([.K14:.K20])&gt;=60;SUM([.J14:.J20])+ROUND(INT(SUM([.K14:.K20]))/60;0);SUM([.J14:.J20]));[.A14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14:.K20])&gt;=60;SUM([.J14:.J20])+ROUND(INT(SUM([.K14:.K20]))/60;0);SUM([.J14:.J20]));[.A10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6:28:2016" calcext:value-type="string">
            <text:p>6:2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4" table:formula="of:=CONCATENATE(IF(SUM([.K15:.K21])&gt;=60;SUM([.J15:.J21])+ROUND(INT(SUM([.K15:.K21]))/60;0);SUM([.J15:.J21]));[.A15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15:.K21])&gt;=60;SUM([.J15:.J21])+ROUND(INT(SUM([.K15:.K21]))/60;0);SUM([.J15:.J21]));[.A11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6:29:2016" calcext:value-type="string">
            <text:p>6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table-cell table:style-name="ce4" table:formula="of:=CONCATENATE(IF(SUM([.K16:.K22])&gt;=60;SUM([.J16:.J22])+ROUND(INT(SUM([.K16:.K22]))/60;0);SUM([.J16:.J22]));[.A16];IF(SUM([.K16:.K22])&gt;=60;ROUND(60*(ROUND(INT(SUM([.K16:.K22])/60)-SUM([.K16:.K22])/60;2)*-1);0)))" office:value-type="string" office:string-value="61:56" calcext:value-type="string" table:number-columns-spanned="1" table:number-rows-spanned="7">
            <text:p>61:5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16:.K22])&gt;=60;SUM([.J16:.J22])+ROUND(INT(SUM([.K16:.K22]))/60;0);SUM([.J16:.J22]));[.A12];IF(SUM([.K16:.K22])&gt;=60;ROUND(60*(ROUND(INT(SUM([.K16:.K22])/60)-SUM([.K16:.K22])/60;2)*-1);0)))" office:value-type="string" office:string-value="61:56" calcext:value-type="string">
            <text:p>61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6:30:2016" calcext:value-type="string">
            <text:p>6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4" table:formula="of:=CONCATENATE(IF(SUM([.K17:.K23])&gt;=60;SUM([.J17:.J23])+ROUND(INT(SUM([.K17:.K23]))/60;0);SUM([.J17:.J23]));[.A17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7:.K23])&gt;=60;SUM([.J17:.J23])+ROUND(INT(SUM([.K17:.K23]))/60;0);SUM([.J17:.J23]));[.A13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7:1:2016" calcext:value-type="string">
            <text:p>7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covered-table-cell table:style-name="ce4" table:formula="of:=CONCATENATE(IF(SUM([.K18:.K24])&gt;=60;SUM([.J18:.J24])+ROUND(INT(SUM([.K18:.K24]))/60;0);SUM([.J18:.J24]));[.A18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8:.K24])&gt;=60;SUM([.J18:.J24])+ROUND(INT(SUM([.K18:.K24]))/60;0);SUM([.J18:.J24]));[.A14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7:2:2016" calcext:value-type="string">
            <text:p>7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4" table:formula="of:=CONCATENATE(IF(SUM([.K19:.K25])&gt;=60;SUM([.J19:.J25])+ROUND(INT(SUM([.K19:.K25]))/60;0);SUM([.J19:.J25]));[.A19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9:.K25])&gt;=60;SUM([.J19:.J25])+ROUND(INT(SUM([.K19:.K25]))/60;0);SUM([.J19:.J25]));[.A15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7:3:2016" calcext:value-type="string">
            <text:p>7:3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4" table:formula="of:=CONCATENATE(IF(SUM([.K20:.K26])&gt;=60;SUM([.J20:.J26])+ROUND(INT(SUM([.K20:.K26]))/60;0);SUM([.J20:.J26]));[.A20];IF(SUM([.K20:.K26])&gt;=60;ROUND(60*(ROUND(INT(SUM([.K20:.K26])/60)-SUM([.K20:.K26])/60;2)*-1);0)))" office:value-type="string" office:string-value="52:40" calcext:value-type="string">
            <text:p>52:4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0:.K26])&gt;=60;SUM([.J20:.J26])+ROUND(INT(SUM([.K20:.K26]))/60;0);SUM([.J20:.J26]));[.A16];IF(SUM([.K20:.K26])&gt;=60;ROUND(60*(ROUND(INT(SUM([.K20:.K26])/60)-SUM([.K20:.K26])/60;2)*-1);0)))" office:value-type="string" office:string-value="52:40" calcext:value-type="string" table:number-columns-spanned="1" table:number-rows-spanned="7">
            <text:p>52: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7:4:2016" calcext:value-type="string">
            <text:p>7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4" table:formula="of:=CONCATENATE(IF(SUM([.K21:.K27])&gt;=60;SUM([.J21:.J27])+ROUND(INT(SUM([.K21:.K27]))/60;0);SUM([.J21:.J27]));[.A21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1:.K27])&gt;=60;SUM([.J21:.J27])+ROUND(INT(SUM([.K21:.K27]))/60;0);SUM([.J21:.J27]));[.A17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7:5:2016" calcext:value-type="string">
            <text:p>7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4" table:formula="of:=CONCATENATE(IF(SUM([.K22:.K28])&gt;=60;SUM([.J22:.J28])+ROUND(INT(SUM([.K22:.K28]))/60;0);SUM([.J22:.J28]));[.A22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2:.K28])&gt;=60;SUM([.J22:.J28])+ROUND(INT(SUM([.K22:.K28]))/60;0);SUM([.J22:.J28]));[.A18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7:6:2016" calcext:value-type="string">
            <text:p>7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table-cell table:style-name="ce4" table:formula="of:=CONCATENATE(IF(SUM([.K23:.K29])&gt;=60;SUM([.J23:.J29])+ROUND(INT(SUM([.K23:.K29]))/60;0);SUM([.J23:.J29]));[.A23];IF(SUM([.K23:.K29])&gt;=60;ROUND(60*(ROUND(INT(SUM([.K23:.K29])/60)-SUM([.K23:.K29])/60;2)*-1);0)))" office:value-type="string" office:string-value="49:20" calcext:value-type="string" table:number-columns-spanned="1" table:number-rows-spanned="7">
            <text:p>49:2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23:.K29])&gt;=60;SUM([.J23:.J29])+ROUND(INT(SUM([.K23:.K29]))/60;0);SUM([.J23:.J29]));[.A19];IF(SUM([.K23:.K29])&gt;=60;ROUND(60*(ROUND(INT(SUM([.K23:.K29])/60)-SUM([.K23:.K29])/60;2)*-1);0)))" office:value-type="string" office:string-value="49:20" calcext:value-type="string">
            <text:p>49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7:7:2016" calcext:value-type="string">
            <text:p>7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4" table:formula="of:=CONCATENATE(IF(SUM([.K24:.K30])&gt;=60;SUM([.J24:.J30])+ROUND(INT(SUM([.K24:.K30]))/60;0);SUM([.J24:.J30]));[.A24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24:.K30])&gt;=60;SUM([.J24:.J30])+ROUND(INT(SUM([.K24:.K30]))/60;0);SUM([.J24:.J30]));[.A20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7:8:2016" calcext:value-type="string">
            <text:p>7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=60;SUM([.J25:.J31])+ROUND(INT(SUM([.K25:.K31]))/60;0);SUM([.J25:.J31]));[.A25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25:.K31])&gt;=60;SUM([.J25:.J31])+ROUND(INT(SUM([.K25:.K31]))/60;0);SUM([.J25:.J31]));[.A21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7:9:2016" calcext:value-type="string">
            <text:p>7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covered-table-cell table:style-name="ce4" table:formula="of:=CONCATENATE(IF(SUM([.K26:.K32])&gt;=60;SUM([.J26:.J32])+ROUND(INT(SUM([.K26:.K32]))/60;0);SUM([.J26:.J32]));[.A26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26:.K32])&gt;=60;SUM([.J26:.J32])+ROUND(INT(SUM([.K26:.K32]))/60;0);SUM([.J26:.J32]));[.A22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7:10:2016" calcext:value-type="string">
            <text:p>7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4" table:formula="of:=CONCATENATE(IF(SUM([.K27:.K33])&gt;=60;SUM([.J27:.J33])+ROUND(INT(SUM([.K27:.K33]))/60;0);SUM([.J27:.J33]));[.A27];IF(SUM([.K27:.K33])&gt;=60;ROUND(60*(ROUND(INT(SUM([.K27:.K33])/60)-SUM([.K27:.K33])/60;2)*-1);0)))" office:value-type="string" office:string-value="52:4" calcext:value-type="string">
            <text:p>52:4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7:.K33])&gt;=60;SUM([.J27:.J33])+ROUND(INT(SUM([.K27:.K33]))/60;0);SUM([.J27:.J33]));[.A23];IF(SUM([.K27:.K33])&gt;=60;ROUND(60*(ROUND(INT(SUM([.K27:.K33])/60)-SUM([.K27:.K33])/60;2)*-1);0)))" office:value-type="string" office:string-value="52:4" calcext:value-type="string" table:number-columns-spanned="1" table:number-rows-spanned="7">
            <text:p>52: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7:11:2016" calcext:value-type="string">
            <text:p>7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4" table:formula="of:=CONCATENATE(IF(SUM([.K28:.K34])&gt;=60;SUM([.J28:.J34])+ROUND(INT(SUM([.K28:.K34]))/60;0);SUM([.J28:.J34]));[.A28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8:.K34])&gt;=60;SUM([.J28:.J34])+ROUND(INT(SUM([.K28:.K34]))/60;0);SUM([.J28:.J34]));[.A24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7:12:2016" calcext:value-type="string">
            <text:p>7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4" table:formula="of:=CONCATENATE(IF(SUM([.K29:.K35])&gt;=60;SUM([.J29:.J35])+ROUND(INT(SUM([.K29:.K35]))/60;0);SUM([.J29:.J35]));[.A29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9:.K35])&gt;=60;SUM([.J29:.J35])+ROUND(INT(SUM([.K29:.K35]))/60;0);SUM([.J29:.J35]));[.A25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7:13:2016" calcext:value-type="string">
            <text:p>7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table-cell table:style-name="ce4" table:formula="of:=CONCATENATE(IF(SUM([.K30:.K36])&gt;=60;SUM([.J30:.J36])+ROUND(INT(SUM([.K30:.K36]))/60;0);SUM([.J30:.J36]));[.A30];IF(SUM([.K30:.K36])&gt;=60;ROUND(60*(ROUND(INT(SUM([.K30:.K36])/60)-SUM([.K30:.K36])/60;2)*-1);0)))" office:value-type="string" office:string-value="59:59" calcext:value-type="string" table:number-columns-spanned="1" table:number-rows-spanned="7">
            <text:p>59:59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0:.K36])&gt;=60;SUM([.J30:.J36])+ROUND(INT(SUM([.K30:.K36]))/60;0);SUM([.J30:.J36]));[.A26];IF(SUM([.K30:.K36])&gt;=60;ROUND(60*(ROUND(INT(SUM([.K30:.K36])/60)-SUM([.K30:.K36])/60;2)*-1);0)))" office:value-type="string" office:string-value="59:59" calcext:value-type="string">
            <text:p>59:5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7:14:2016" calcext:value-type="string">
            <text:p>7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=60;SUM([.J31:.J37])+ROUND(INT(SUM([.K31:.K37]))/60;0);SUM([.J31:.J37]));[.A31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1:.K37])&gt;=60;SUM([.J31:.J37])+ROUND(INT(SUM([.K31:.K37]))/60;0);SUM([.J31:.J37]));[.A27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7:15:2016" calcext:value-type="string">
            <text:p>7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2]-[.H32]&lt;0;([.H32]-[.F32]);([.H32]-[.F32])*-1)" office:value-type="float" office:value="7" calcext:value-type="float">
            <text:p>7</text:p>
          </table:table-cell>
          <table:table-cell table:style-name="ce3" table:formula="of:=IF([.G32]-[.I32]&lt;0;([.I32]-[.G32]);([.I32]-[.G32])*-1)" office:value-type="float" office:value="45" calcext:value-type="float">
            <text:p>45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7:45" calcext:value-type="string">
            <text:p>7:45</text:p>
          </table:table-cell>
          <table:covered-table-cell table:style-name="ce4" table:formula="of:=CONCATENATE(IF(SUM([.K32:.K38])&gt;=60;SUM([.J32:.J38])+ROUND(INT(SUM([.K32:.K38]))/60;0);SUM([.J32:.J38]));[.A32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2:.K38])&gt;=60;SUM([.J32:.J38])+ROUND(INT(SUM([.K32:.K38]))/60;0);SUM([.J32:.J38]));[.A28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7:16:2016" calcext:value-type="string">
            <text:p>7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11" calcext:value-type="float">
            <text:p>11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11:0" calcext:value-type="string">
            <text:p>11:0</text:p>
          </table:table-cell>
          <table:covered-table-cell table:style-name="ce4" table:formula="of:=CONCATENATE(IF(SUM([.K33:.K39])&gt;=60;SUM([.J33:.J39])+ROUND(INT(SUM([.K33:.K39]))/60;0);SUM([.J33:.J39]));[.A33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33:.K39])&gt;=60;SUM([.J33:.J39])+ROUND(INT(SUM([.K33:.K39]))/60;0);SUM([.J33:.J39]));[.A29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7:17:2016" calcext:value-type="string">
            <text:p>7:17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4]-[.H34]&lt;0;([.H34]-[.F34]);([.H34]-[.F34])*-1)" office:value-type="float" office:value="11" calcext:value-type="float">
            <text:p>11</text:p>
          </table:table-cell>
          <table:table-cell table:style-name="ce3" table:formula="of:=IF([.G34]-[.I34]&lt;0;([.I34]-[.G34]);([.I34]-[.G34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11:0" calcext:value-type="string">
            <text:p>11:0</text:p>
          </table:table-cell>
          <table:covered-table-cell table:style-name="ce4" table:formula="of:=CONCATENATE(IF(SUM([.K34:.K40])&gt;=60;SUM([.J34:.J40])+ROUND(INT(SUM([.K34:.K40]))/60;0);SUM([.J34:.J40]));[.A34];IF(SUM([.K34:.K40])&gt;=60;ROUND(60*(ROUND(INT(SUM([.K34:.K40])/60)-SUM([.K34:.K40])/60;2)*-1);0)))" office:value-type="string" office:string-value="56:32" calcext:value-type="string">
            <text:p>56:3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34:.K40])&gt;=60;SUM([.J34:.J40])+ROUND(INT(SUM([.K34:.K40]))/60;0);SUM([.J34:.J40]));[.A30];IF(SUM([.K34:.K40])&gt;=60;ROUND(60*(ROUND(INT(SUM([.K34:.K40])/60)-SUM([.K34:.K40])/60;2)*-1);0)))" office:value-type="string" office:string-value="56:32" calcext:value-type="string" table:number-columns-spanned="1" table:number-rows-spanned="7">
            <text:p>56: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7:18:2016" calcext:value-type="string">
            <text:p>7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9" calcext:value-type="float">
            <text:p>9</text:p>
          </table:table-cell>
          <table:table-cell table:style-name="ce3" table:formula="of:=IF([.G35]-[.I35]&lt;0;([.I35]-[.G35]);([.I35]-[.G35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9:0" calcext:value-type="string">
            <text:p>9:0</text:p>
          </table:table-cell>
          <table:covered-table-cell table:style-name="ce4" table:formula="of:=CONCATENATE(IF(SUM([.K35:.K41])&gt;=60;SUM([.J35:.J41])+ROUND(INT(SUM([.K35:.K41]))/60;0);SUM([.J35:.J41]));[.A35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35:.K41])&gt;=60;SUM([.J35:.J41])+ROUND(INT(SUM([.K35:.K41]))/60;0);SUM([.J35:.J41]));[.A31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7:19:2016" calcext:value-type="string">
            <text:p>7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table:formula="of:=IF([.F36]-[.H36]&lt;0;([.H36]-[.F36]);([.H36]-[.F36])*-1)" office:value-type="float" office:value="10" calcext:value-type="float">
            <text:p>10</text:p>
          </table:table-cell>
          <table:table-cell table:style-name="ce3" table:formula="of:=IF([.G36]-[.I36]&lt;0;([.I36]-[.G36]);([.I36]-[.G36])*-1)" office:value-type="float" office:value="20" calcext:value-type="float">
            <text:p>2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10:20" calcext:value-type="string">
            <text:p>10:20</text:p>
          </table:table-cell>
          <table:covered-table-cell table:style-name="ce4" table:formula="of:=CONCATENATE(IF(SUM([.K36:.K42])&gt;=60;SUM([.J36:.J42])+ROUND(INT(SUM([.K36:.K42]))/60;0);SUM([.J36:.J42]));[.A36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36:.K42])&gt;=60;SUM([.J36:.J42])+ROUND(INT(SUM([.K36:.K42]))/60;0);SUM([.J36:.J42]));[.A32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7:20:2016" calcext:value-type="string">
            <text:p>7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7]-[.H37]&lt;0;([.H37]-[.F37]);([.H37]-[.F37])*-1)" office:value-type="float" office:value="7" calcext:value-type="float">
            <text:p>7</text:p>
          </table:table-cell>
          <table:table-cell table:style-name="ce3" table:formula="of:=IF([.G37]-[.I37]&lt;0;([.I37]-[.G37]);([.I37]-[.G37])*-1)" office:value-type="float" office:value="30" calcext:value-type="float">
            <text:p>3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7:30" calcext:value-type="string">
            <text:p>7:30</text:p>
          </table:table-cell>
          <table:table-cell table:style-name="ce4" table:formula="of:=CONCATENATE(IF(SUM([.K37:.K43])&gt;=60;SUM([.J37:.J43])+ROUND(INT(SUM([.K37:.K43]))/60;0);SUM([.J37:.J43]));[.A37];IF(SUM([.K37:.K43])&gt;=60;ROUND(60*(ROUND(INT(SUM([.K37:.K43])/60)-SUM([.K37:.K43])/60;2)*-1);0)))" office:value-type="string" office:string-value="51:12" calcext:value-type="string" table:number-columns-spanned="1" table:number-rows-spanned="7">
            <text:p>51:12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7:.K43])&gt;=60;SUM([.J37:.J43])+ROUND(INT(SUM([.K37:.K43]))/60;0);SUM([.J37:.J43]));[.A33];IF(SUM([.K37:.K43])&gt;=60;ROUND(60*(ROUND(INT(SUM([.K37:.K43])/60)-SUM([.K37:.K43])/60;2)*-1);0)))" office:value-type="string" office:string-value="51:12" calcext:value-type="string">
            <text:p>51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7:21:2016" calcext:value-type="string">
            <text:p>7:2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8]-[.H38]&lt;0;([.H38]-[.F38]);([.H38]-[.F38])*-1)" office:value-type="float" office:value="8" calcext:value-type="float">
            <text:p>8</text:p>
          </table:table-cell>
          <table:table-cell table:style-name="ce3" table:formula="of:=IF([.G38]-[.I38]&lt;0;([.I38]-[.G38]);([.I38]-[.G38])*-1)" office:value-type="float" office:value="30" calcext:value-type="float">
            <text:p>3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8:30" calcext:value-type="string">
            <text:p>8:30</text:p>
          </table:table-cell>
          <table:covered-table-cell table:style-name="ce4" table:formula="of:=CONCATENATE(IF(SUM([.K38:.K44])&gt;=60;SUM([.J38:.J44])+ROUND(INT(SUM([.K38:.K44]))/60;0);SUM([.J38:.J44]));[.A38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8:.K44])&gt;=60;SUM([.J38:.J44])+ROUND(INT(SUM([.K38:.K44]))/60;0);SUM([.J38:.J44]));[.A34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office:value-type="string" calcext:value-type="string">
            <text:p>Denied Time Of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7:22:2016" calcext:value-type="string">
            <text:p>7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9]-[.I39]&lt;0;([.I39]-[.G39]);([.I39]-[.G39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=60;SUM([.J39:.J45])+ROUND(INT(SUM([.K39:.K45]))/60;0);SUM([.J39:.J45]));[.A39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9:.K45])&gt;=60;SUM([.J39:.J45])+ROUND(INT(SUM([.K39:.K45]))/60;0);SUM([.J39:.J45]));[.A35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office:value-type="string" calcext:value-type="string">
            <text:p>Time off, hopefully, but not guaranteed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7:23:2016" calcext:value-type="string">
            <text:p>7:2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IF([.F40]-[.H40]&lt;0;([.H40]-[.F40]);([.H40]-[.F40])*-1)" office:value-type="float" office:value="9" calcext:value-type="float">
            <text:p>9</text:p>
          </table:table-cell>
          <table:table-cell table:style-name="ce3" table:formula="of:=IF([.G40]-[.I40]&lt;0;([.I40]-[.G40]);([.I40]-[.G40])*-1)" office:value-type="float" office:value="12" calcext:value-type="float">
            <text:p>12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9:12" calcext:value-type="string">
            <text:p>9:12</text:p>
          </table:table-cell>
          <table:covered-table-cell table:style-name="ce4" table:formula="of:=CONCATENATE(IF(SUM([.K40:.K46])&gt;=60;SUM([.J40:.J46])+ROUND(INT(SUM([.K40:.K46]))/60;0);SUM([.J40:.J46]));[.A40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0:.K46])&gt;=60;SUM([.J40:.J46])+ROUND(INT(SUM([.K40:.K46]))/60;0);SUM([.J40:.J46]));[.A36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7:24:2016" calcext:value-type="string">
            <text:p>7:24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9" calcext:value-type="float">
            <text:p>9</text:p>
          </table:table-cell>
          <table:table-cell table:style-name="ce3" table:formula="of:=IF([.G41]-[.I41]&lt;0;([.I41]-[.G41]);([.I41]-[.G41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9:0" calcext:value-type="string">
            <text:p>9:0</text:p>
          </table:table-cell>
          <table:covered-table-cell table:style-name="ce4" table:formula="of:=CONCATENATE(IF(SUM([.K41:.K47])&gt;=60;SUM([.J41:.J47])+ROUND(INT(SUM([.K41:.K47]))/60;0);SUM([.J41:.J47]));[.A41];IF(SUM([.K41:.K47])&gt;=60;ROUND(60*(ROUND(INT(SUM([.K41:.K47])/60)-SUM([.K41:.K47])/60;2)*-1);0)))" office:value-type="string" office:string-value="51:0" calcext:value-type="string">
            <text:p>51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1:.K47])&gt;=60;SUM([.J41:.J47])+ROUND(INT(SUM([.K41:.K47]))/60;0);SUM([.J41:.J47]));[.A37];IF(SUM([.K41:.K47])&gt;=60;ROUND(60*(ROUND(INT(SUM([.K41:.K47])/60)-SUM([.K41:.K47])/60;2)*-1);0)))" office:value-type="string" office:string-value="51:0" calcext:value-type="string" table:number-columns-spanned="1" table:number-rows-spanned="7">
            <text:p>51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7:25:2016" calcext:value-type="string">
            <text:p>7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9" calcext:value-type="float">
            <text:p>9</text:p>
          </table:table-cell>
          <table:table-cell table:style-name="ce3" table:formula="of:=IF([.G42]-[.I42]&lt;0;([.I42]-[.G42]);([.I42]-[.G42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9:0" calcext:value-type="string">
            <text:p>9:0</text:p>
          </table:table-cell>
          <table:covered-table-cell table:style-name="ce4" table:formula="of:=CONCATENATE(IF(SUM([.K42:.K48])&gt;=60;SUM([.J42:.J48])+ROUND(INT(SUM([.K42:.K48]))/60;0);SUM([.J42:.J48]));[.A42];IF(SUM([.K42:.K48])&gt;=60;ROUND(60*(ROUND(INT(SUM([.K42:.K48])/60)-SUM([.K42:.K48])/60;2)*-1);0)))" office:value-type="string" office:string-value="50:0" calcext:value-type="string">
            <text:p>5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2:.K48])&gt;=60;SUM([.J42:.J48])+ROUND(INT(SUM([.K42:.K48]))/60;0);SUM([.J42:.J48]));[.A38];IF(SUM([.K42:.K48])&gt;=60;ROUND(60*(ROUND(INT(SUM([.K42:.K48])/60)-SUM([.K42:.K48])/60;2)*-1);0)))" office:value-type="string" office:string-value="50:0" calcext:value-type="string">
            <text:p>5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7:26:2016" calcext:value-type="string">
            <text:p>7:2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8" calcext:value-type="float">
            <text:p>8</text:p>
          </table:table-cell>
          <table:table-cell table:style-name="ce3" table:formula="of:=IF([.G43]-[.I43]&lt;0;([.I43]-[.G43]);([.I43]-[.G43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8:0" calcext:value-type="string">
            <text:p>8:0</text:p>
          </table:table-cell>
          <table:covered-table-cell table:style-name="ce4" table:formula="of:=CONCATENATE(IF(SUM([.K43:.K49])&gt;=60;SUM([.J43:.J49])+ROUND(INT(SUM([.K43:.K49]))/60;0);SUM([.J43:.J49]));[.A43];IF(SUM([.K43:.K49])&gt;=60;ROUND(60*(ROUND(INT(SUM([.K43:.K49])/60)-SUM([.K43:.K49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43:.K49])&gt;=60;SUM([.J43:.J49])+ROUND(INT(SUM([.K43:.K49]))/60;0);SUM([.J43:.J49]));[.A39];IF(SUM([.K43:.K49])&gt;=60;ROUND(60*(ROUND(INT(SUM([.K43:.K49])/60)-SUM([.K43:.K49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7:27:2016" calcext:value-type="string">
            <text:p>7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4]-[.H44]&lt;0;([.H44]-[.F44]);([.H44]-[.F44])*-1)" office:value-type="float" office:value="8" calcext:value-type="float">
            <text:p>8</text:p>
          </table:table-cell>
          <table:table-cell table:style-name="ce3" table:formula="of:=IF([.G44]-[.I44]&lt;0;([.I44]-[.G44]);([.I44]-[.G44])*-1)" office:value-type="float" office:value="30" calcext:value-type="float">
            <text:p>3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8:30" calcext:value-type="string">
            <text:p>8:30</text:p>
          </table:table-cell>
          <table:table-cell table:style-name="ce4" table:formula="of:=CONCATENATE(IF(SUM([.K44:.K50])&gt;=60;SUM([.J44:.J50])+ROUND(INT(SUM([.K44:.K50]))/60;0);SUM([.J44:.J50]));[.A44];IF(SUM([.K44:.K50])&gt;=60;ROUND(60*(ROUND(INT(SUM([.K44:.K50])/60)-SUM([.K44:.K50])/60;2)*-1);0)))" office:value-type="string" office:string-value="49:6" calcext:value-type="string" table:number-columns-spanned="1" table:number-rows-spanned="7">
            <text:p>49: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44:.K50])&gt;=60;SUM([.J44:.J50])+ROUND(INT(SUM([.K44:.K50]))/60;0);SUM([.J44:.J50]));[.A40];IF(SUM([.K44:.K50])&gt;=60;ROUND(60*(ROUND(INT(SUM([.K44:.K50])/60)-SUM([.K44:.K50])/60;2)*-1);0)))" office:value-type="string" office:string-value="49:6" calcext:value-type="string">
            <text:p>49: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5]-[.I45]&lt;0;([.I45]-[.G45]);([.I45]-[.G45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covered-table-cell table:style-name="ce4" table:formula="of:=CONCATENATE(IF(SUM([.K45:.K51])&gt;=60;SUM([.J45:.J51])+ROUND(INT(SUM([.K45:.K51]))/60;0);SUM([.J45:.J51]));[.A45];IF(SUM([.K45:.K51])&gt;=60;ROUND(60*(ROUND(INT(SUM([.K45:.K51])/60)-SUM([.K45:.K51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45:.K51])&gt;=60;SUM([.J45:.J51])+ROUND(INT(SUM([.K45:.K51]))/60;0);SUM([.J45:.J51]));[.A41];IF(SUM([.K45:.K51])&gt;=60;ROUND(60*(ROUND(INT(SUM([.K45:.K51])/60)-SUM([.K45:.K51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7:29:2016" calcext:value-type="string">
            <text:p>7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6]-[.H46]&lt;0;([.H46]-[.F46]);([.H46]-[.F46])*-1)" office:value-type="float" office:value="8" calcext:value-type="float">
            <text:p>8</text:p>
          </table:table-cell>
          <table:table-cell table:style-name="ce3" table:formula="of:=IF([.G46]-[.I46]&lt;0;([.I46]-[.G46]);([.I46]-[.G46])*-1)" office:value-type="float" office:value="30" calcext:value-type="float">
            <text:p>3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8:30" calcext:value-type="string">
            <text:p>8:30</text:p>
          </table:table-cell>
          <table:covered-table-cell table:style-name="ce4" table:formula="of:=CONCATENATE(IF(SUM([.K46:.K52])&gt;=60;SUM([.J46:.J52])+ROUND(INT(SUM([.K46:.K52]))/60;0);SUM([.J46:.J52]));[.A46];IF(SUM([.K46:.K52])&gt;=60;ROUND(60*(ROUND(INT(SUM([.K46:.K52])/60)-SUM([.K46:.K52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46:.K52])&gt;=60;SUM([.J46:.J52])+ROUND(INT(SUM([.K46:.K52]))/60;0);SUM([.J46:.J52]));[.A42];IF(SUM([.K46:.K52])&gt;=60;ROUND(60*(ROUND(INT(SUM([.K46:.K52])/60)-SUM([.K46:.K52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7:30:2016" calcext:value-type="string">
            <text:p>7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8" calcext:value-type="float">
            <text:p>8</text:p>
          </table:table-cell>
          <table:table-cell table:style-name="ce3" table:formula="of:=IF([.G47]-[.I47]&lt;0;([.I47]-[.G47]);([.I47]-[.G47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8:0" calcext:value-type="string">
            <text:p>8:0</text:p>
          </table:table-cell>
          <table:covered-table-cell table:style-name="ce4" table:formula="of:=CONCATENATE(IF(SUM([.K47:.K53])&gt;=60;SUM([.J47:.J53])+ROUND(INT(SUM([.K47:.K53]))/60;0);SUM([.J47:.J53]));[.A47];IF(SUM([.K47:.K53])&gt;=60;ROUND(60*(ROUND(INT(SUM([.K47:.K53])/60)-SUM([.K47:.K53])/60;2)*-1);0)))" office:value-type="string" office:string-value="50:0" calcext:value-type="string">
            <text:p>5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7:.K53])&gt;=60;SUM([.J47:.J53])+ROUND(INT(SUM([.K47:.K53]))/60;0);SUM([.J47:.J53]));[.A43];IF(SUM([.K47:.K53])&gt;=60;ROUND(60*(ROUND(INT(SUM([.K47:.K53])/60)-SUM([.K47:.K53])/60;2)*-1);0)))" office:value-type="string" office:string-value="50:0" calcext:value-type="string">
            <text:p>5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7:31:2016" calcext:value-type="string">
            <text:p>7:31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8" calcext:value-type="float">
            <text:p>8</text:p>
          </table:table-cell>
          <table:table-cell table:style-name="ce3" table:formula="of:=IF([.G48]-[.I48]&lt;0;([.I48]-[.G48]);([.I48]-[.G48])*-1)" office:value-type="float" office:value="-0" calcext:value-type="float">
            <text:p>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8:0" calcext:value-type="string">
            <text:p>8:0</text:p>
          </table:table-cell>
          <table:covered-table-cell table:style-name="ce4" table:formula="of:=CONCATENATE(IF(SUM([.K48:.K54])&gt;=60;SUM([.J48:.J54])+ROUND(INT(SUM([.K48:.K54]))/60;0);SUM([.J48:.J54]));[.A48];IF(SUM([.K48:.K54])&gt;=60;ROUND(60*(ROUND(INT(SUM([.K48:.K54])/60)-SUM([.K48:.K54])/60;2)*-1);0)))" office:value-type="string" office:string-value="52:6" calcext:value-type="string">
            <text:p>52:6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8:.K54])&gt;=60;SUM([.J48:.J54])+ROUND(INT(SUM([.K48:.K54]))/60;0);SUM([.J48:.J54]));[.A44];IF(SUM([.K48:.K54])&gt;=60;ROUND(60*(ROUND(INT(SUM([.K48:.K54])/60)-SUM([.K48:.K54])/60;2)*-1);0)))" office:value-type="string" office:string-value="52:6" calcext:value-type="string" table:number-columns-spanned="1" table:number-rows-spanned="7">
            <text:p>52: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8:1:2016" calcext:value-type="string">
            <text:p>8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8" calcext:value-type="float">
            <text:p>8</text:p>
          </table:table-cell>
          <table:table-cell table:style-name="ce3" table:formula="of:=IF([.G49]-[.I49]&lt;0;([.I49]-[.G49]);([.I49]-[.G49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8:0" calcext:value-type="string">
            <text:p>8:0</text:p>
          </table:table-cell>
          <table:covered-table-cell table:style-name="ce4" table:formula="of:=CONCATENATE(IF(SUM([.K49:.K55])&gt;=60;SUM([.J49:.J55])+ROUND(INT(SUM([.K49:.K55]))/60;0);SUM([.J49:.J55]));[.A49];IF(SUM([.K49:.K55])&gt;=60;ROUND(60*(ROUND(INT(SUM([.K49:.K55])/60)-SUM([.K49:.K55])/60;2)*-1);0)))" office:value-type="string" office:string-value="53:36" calcext:value-type="string">
            <text:p>53:36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9:.K55])&gt;=60;SUM([.J49:.J55])+ROUND(INT(SUM([.K49:.K55]))/60;0);SUM([.J49:.J55]));[.A45];IF(SUM([.K49:.K55])&gt;=60;ROUND(60*(ROUND(INT(SUM([.K49:.K55])/60)-SUM([.K49:.K55])/60;2)*-1);0)))" office:value-type="string" office:string-value="53:36" calcext:value-type="string">
            <text:p>53:3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8:2:2016" calcext:value-type="string">
            <text:p>8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IF([.F50]-[.H50]&lt;0;([.H50]-[.F50]);([.H50]-[.F50])*-1)" office:value-type="float" office:value="8" calcext:value-type="float">
            <text:p>8</text:p>
          </table:table-cell>
          <table:table-cell table:style-name="ce3" table:formula="of:=IF([.G50]-[.I50]&lt;0;([.I50]-[.G50]);([.I50]-[.G50])*-1)" office:value-type="float" office:value="6" calcext:value-type="float">
            <text:p>6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8:6" calcext:value-type="string">
            <text:p>8:6</text:p>
          </table:table-cell>
          <table:covered-table-cell table:style-name="ce4" table:formula="of:=CONCATENATE(IF(SUM([.K50:.K56])&gt;=60;SUM([.J50:.J56])+ROUND(INT(SUM([.K50:.K56]))/60;0);SUM([.J50:.J56]));[.A50];IF(SUM([.K50:.K56])&gt;=60;ROUND(60*(ROUND(INT(SUM([.K50:.K56])/60)-SUM([.K50:.K56])/60;2)*-1);0)))" office:value-type="string" office:string-value="45:36" calcext:value-type="string">
            <text:p>45:36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0:.K56])&gt;=60;SUM([.J50:.J56])+ROUND(INT(SUM([.K50:.K56]))/60;0);SUM([.J50:.J56]));[.A46];IF(SUM([.K50:.K56])&gt;=60;ROUND(60*(ROUND(INT(SUM([.K50:.K56])/60)-SUM([.K50:.K56])/60;2)*-1);0)))" office:value-type="string" office:string-value="45:36" calcext:value-type="string">
            <text:p>45:3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8:3:2016" calcext:value-type="string">
            <text:p>8: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51]-[.H51]&lt;0;([.H51]-[.F51]);([.H51]-[.F51])*-1)" office:value-type="float" office:value="9" calcext:value-type="float">
            <text:p>9</text:p>
          </table:table-cell>
          <table:table-cell table:style-name="ce3" table:formula="of:=IF([.G51]-[.I51]&lt;0;([.I51]-[.G51]);([.I51]-[.G51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9:0" calcext:value-type="string">
            <text:p>9:0</text:p>
          </table:table-cell>
          <table:table-cell table:style-name="ce4" table:formula="of:=CONCATENATE(IF(SUM([.K51:.K57])&gt;=60;SUM([.J51:.J57])+ROUND(INT(SUM([.K51:.K57]))/60;0);SUM([.J51:.J57]));[.A51];IF(SUM([.K51:.K57])&gt;=60;ROUND(60*(ROUND(INT(SUM([.K51:.K57])/60)-SUM([.K51:.K57])/60;2)*-1);0)))" office:value-type="string" office:string-value="45:0" calcext:value-type="string" table:number-columns-spanned="1" table:number-rows-spanned="7">
            <text:p>45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1:.K57])&gt;=60;SUM([.J51:.J57])+ROUND(INT(SUM([.K51:.K57]))/60;0);SUM([.J51:.J57]));[.A47];IF(SUM([.K51:.K57])&gt;=60;ROUND(60*(ROUND(INT(SUM([.K51:.K57])/60)-SUM([.K51:.K57])/60;2)*-1);0)))" office:value-type="string" office:string-value="45:0" calcext:value-type="string">
            <text:p>4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8:4:2016" calcext:value-type="string">
            <text:p>8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2]-[.I52]&lt;0;([.I52]-[.G52]);([.I52]-[.G52])*-1)" office:value-type="float" office:value="-0" calcext:value-type="float">
            <text:p>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0" calcext:value-type="string">
            <text:p>0:0</text:p>
          </table:table-cell>
          <table:covered-table-cell table:style-name="ce4" table:formula="of:=CONCATENATE(IF(SUM([.K52:.K58])&gt;=60;SUM([.J52:.J58])+ROUND(INT(SUM([.K52:.K58]))/60;0);SUM([.J52:.J58]));[.A52];IF(SUM([.K52:.K58])&gt;=60;ROUND(60*(ROUND(INT(SUM([.K52:.K58])/60)-SUM([.K52:.K58])/60;2)*-1);0)))" office:value-type="string" office:string-value="45:30" calcext:value-type="string">
            <text:p>45:3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2:.K58])&gt;=60;SUM([.J52:.J58])+ROUND(INT(SUM([.K52:.K58]))/60;0);SUM([.J52:.J58]));[.A48];IF(SUM([.K52:.K58])&gt;=60;ROUND(60*(ROUND(INT(SUM([.K52:.K58])/60)-SUM([.K52:.K58])/60;2)*-1);0)))" office:value-type="string" office:string-value="45:30" calcext:value-type="string">
            <text:p>45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8:5:2016" calcext:value-type="string">
            <text:p>8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3]-[.H53]&lt;0;([.H53]-[.F53]);([.H53]-[.F53])*-1)" office:value-type="float" office:value="9" calcext:value-type="float">
            <text:p>9</text:p>
          </table:table-cell>
          <table:table-cell table:style-name="ce3" table:formula="of:=IF([.G53]-[.I53]&lt;0;([.I53]-[.G53]);([.I53]-[.G53])*-1)" office:value-type="float" office:value="30" calcext:value-type="float">
            <text:p>3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9:30" calcext:value-type="string">
            <text:p>9:30</text:p>
          </table:table-cell>
          <table:covered-table-cell table:style-name="ce4" table:formula="of:=CONCATENATE(IF(SUM([.K53:.K59])&gt;=60;SUM([.J53:.J59])+ROUND(INT(SUM([.K53:.K59]))/60;0);SUM([.J53:.J59]));[.A53];IF(SUM([.K53:.K59])&gt;=60;ROUND(60*(ROUND(INT(SUM([.K53:.K59])/60)-SUM([.K53:.K59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53:.K59])&gt;=60;SUM([.J53:.J59])+ROUND(INT(SUM([.K53:.K59]))/60;0);SUM([.J53:.J59]));[.A49];IF(SUM([.K53:.K59])&gt;=60;ROUND(60*(ROUND(INT(SUM([.K53:.K59])/60)-SUM([.K53:.K59])/60;2)*-1);0)))" office:value-type="string" office:string-value="53:0" calcext:value-type="string">
            <text:p>53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8:6:2016" calcext:value-type="string">
            <text:p>8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4]-[.H54]&lt;0;([.H54]-[.F54]);([.H54]-[.F54])*-1)" office:value-type="float" office:value="9" calcext:value-type="float">
            <text:p>9</text:p>
          </table:table-cell>
          <table:table-cell table:style-name="ce3" table:formula="of:=IF([.G54]-[.I54]&lt;0;([.I54]-[.G54]);([.I54]-[.G54])*-1)" office:value-type="float" office:value="30" calcext:value-type="float">
            <text:p>3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9:30" calcext:value-type="string">
            <text:p>9:30</text:p>
          </table:table-cell>
          <table:covered-table-cell table:style-name="ce4" table:formula="of:=CONCATENATE(IF(SUM([.K54:.K60])&gt;=60;SUM([.J54:.J60])+ROUND(INT(SUM([.K54:.K60]))/60;0);SUM([.J54:.J60]));[.A54];IF(SUM([.K54:.K60])&gt;=60;ROUND(60*(ROUND(INT(SUM([.K54:.K60])/60)-SUM([.K54:.K60])/60;2)*-1);0)))" office:value-type="string" office:string-value="52:0" calcext:value-type="string">
            <text:p>52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54:.K60])&gt;=60;SUM([.J54:.J60])+ROUND(INT(SUM([.K54:.K60]))/60;0);SUM([.J54:.J60]));[.A50];IF(SUM([.K54:.K60])&gt;=60;ROUND(60*(ROUND(INT(SUM([.K54:.K60])/60)-SUM([.K54:.K60])/60;2)*-1);0)))" office:value-type="string" office:string-value="52:0" calcext:value-type="string">
            <text:p>52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8:7:2016" calcext:value-type="string">
            <text:p>8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5]-[.H55]&lt;0;([.H55]-[.F55]);([.H55]-[.F55])*-1)" office:value-type="float" office:value="8" calcext:value-type="float">
            <text:p>8</text:p>
          </table:table-cell>
          <table:table-cell table:style-name="ce3" table:formula="of:=IF([.G55]-[.I55]&lt;0;([.I55]-[.G55]);([.I55]-[.G55])*-1)" office:value-type="float" office:value="30" calcext:value-type="float">
            <text:p>3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8:30" calcext:value-type="string">
            <text:p>8:30</text:p>
          </table:table-cell>
          <table:covered-table-cell table:style-name="ce4" table:formula="of:=CONCATENATE(IF(SUM([.K55:.K61])&gt;=60;SUM([.J55:.J61])+ROUND(INT(SUM([.K55:.K61]))/60;0);SUM([.J55:.J61]));[.A55];IF(SUM([.K55:.K61])&gt;=60;ROUND(60*(ROUND(INT(SUM([.K55:.K61])/60)-SUM([.K55:.K61])/60;2)*-1);0)))" office:value-type="string" office:string-value="51:0" calcext:value-type="string">
            <text:p>51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55:.K61])&gt;=60;SUM([.J55:.J61])+ROUND(INT(SUM([.K55:.K61]))/60;0);SUM([.J55:.J61]));[.A51];IF(SUM([.K55:.K61])&gt;=60;ROUND(60*(ROUND(INT(SUM([.K55:.K61])/60)-SUM([.K55:.K61])/60;2)*-1);0)))" office:value-type="string" office:string-value="51:0" calcext:value-type="string" table:number-columns-spanned="1" table:number-rows-spanned="7">
            <text:p>51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6]-[.I56]&lt;0;([.I56]-[.G56]);([.I56]-[.G56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covered-table-cell table:style-name="ce4" table:formula="of:=CONCATENATE(IF(SUM([.K56:.K62])&gt;=60;SUM([.J56:.J62])+ROUND(INT(SUM([.K56:.K62]))/60;0);SUM([.J56:.J62]));[.A56];IF(SUM([.K56:.K62])&gt;=60;ROUND(60*(ROUND(INT(SUM([.K56:.K62])/60)-SUM([.K56:.K62])/60;2)*-1);0)))" office:value-type="string" office:string-value="43:30" calcext:value-type="string">
            <text:p>43:3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56:.K62])&gt;=60;SUM([.J56:.J62])+ROUND(INT(SUM([.K56:.K62]))/60;0);SUM([.J56:.J62]));[.A52];IF(SUM([.K56:.K62])&gt;=60;ROUND(60*(ROUND(INT(SUM([.K56:.K62])/60)-SUM([.K56:.K62])/60;2)*-1);0)))" office:value-type="string" office:string-value="43:30" calcext:value-type="string">
            <text:p>43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8:9:2016" calcext:value-type="string">
            <text:p>8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7]-[.H57]&lt;0;([.H57]-[.F57]);([.H57]-[.F57])*-1)" office:value-type="float" office:value="8" calcext:value-type="float">
            <text:p>8</text:p>
          </table:table-cell>
          <table:table-cell table:style-name="ce3" table:formula="of:=IF([.G57]-[.I57]&lt;0;([.I57]-[.G57]);([.I57]-[.G57])*-1)" office:value-type="float" office:value="30" calcext:value-type="float">
            <text:p>3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8:30" calcext:value-type="string">
            <text:p>8:30</text:p>
          </table:table-cell>
          <table:covered-table-cell table:style-name="ce4" table:formula="of:=CONCATENATE(IF(SUM([.K57:.K63])&gt;=60;SUM([.J57:.J63])+ROUND(INT(SUM([.K57:.K63]))/60;0);SUM([.J57:.J63]));[.A57];IF(SUM([.K57:.K63])&gt;=60;ROUND(60*(ROUND(INT(SUM([.K57:.K63])/60)-SUM([.K57:.K63])/60;2)*-1);0)))" office:value-type="string" office:string-value="43:30" calcext:value-type="string">
            <text:p>43:3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7:.K63])&gt;=60;SUM([.J57:.J63])+ROUND(INT(SUM([.K57:.K63]))/60;0);SUM([.J57:.J63]));[.A53];IF(SUM([.K57:.K63])&gt;=60;ROUND(60*(ROUND(INT(SUM([.K57:.K63])/60)-SUM([.K57:.K63])/60;2)*-1);0)))" office:value-type="string" office:string-value="43:30" calcext:value-type="string">
            <text:p>43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8:10:2016" calcext:value-type="string">
            <text:p>8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8]-[.H58]&lt;0;([.H58]-[.F58]);([.H58]-[.F58])*-1)" office:value-type="float" office:value="8" calcext:value-type="float">
            <text:p>8</text:p>
          </table:table-cell>
          <table:table-cell table:style-name="ce3" table:formula="of:=IF([.G58]-[.I58]&lt;0;([.I58]-[.G58]);([.I58]-[.G58])*-1)" office:value-type="float" office:value="30" calcext:value-type="float">
            <text:p>3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8:30" calcext:value-type="string">
            <text:p>8:30</text:p>
          </table:table-cell>
          <table:table-cell table:style-name="ce4" table:formula="of:=CONCATENATE(IF(SUM([.K58:.K64])&gt;=60;SUM([.J58:.J64])+ROUND(INT(SUM([.K58:.K64]))/60;0);SUM([.J58:.J64]));[.A58];IF(SUM([.K58:.K64])&gt;=60;ROUND(60*(ROUND(INT(SUM([.K58:.K64])/60)-SUM([.K58:.K64])/60;2)*-1);0)))" office:value-type="string" office:string-value="34:0" calcext:value-type="string" table:number-columns-spanned="1" table:number-rows-spanned="7">
            <text:p>34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8:.K64])&gt;=60;SUM([.J58:.J64])+ROUND(INT(SUM([.K58:.K64]))/60;0);SUM([.J58:.J64]));[.A54];IF(SUM([.K58:.K64])&gt;=60;ROUND(60*(ROUND(INT(SUM([.K58:.K64])/60)-SUM([.K58:.K64])/60;2)*-1);0)))" office:value-type="string" office:string-value="34:0" calcext:value-type="string">
            <text:p>34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8:11:2016" calcext:value-type="string">
            <text:p>8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9]-[.H59]&lt;0;([.H59]-[.F59]);([.H59]-[.F59])*-1)" office:value-type="float" office:value="8" calcext:value-type="float">
            <text:p>8</text:p>
          </table:table-cell>
          <table:table-cell table:style-name="ce3" table:formula="of:=IF([.G59]-[.I59]&lt;0;([.I59]-[.G59]);([.I59]-[.G59])*-1)" office:value-type="float" office:value="30" calcext:value-type="float">
            <text:p>3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8:30" calcext:value-type="string">
            <text:p>8:30</text:p>
          </table:table-cell>
          <table:covered-table-cell table:style-name="ce4" table:formula="of:=CONCATENATE(IF(SUM([.K59:.K65])&gt;=60;SUM([.J59:.J65])+ROUND(INT(SUM([.K59:.K65]))/60;0);SUM([.J59:.J65]));[.A59];IF(SUM([.K59:.K65])&gt;=60;ROUND(60*(ROUND(INT(SUM([.K59:.K65])/60)-SUM([.K59:.K65])/60;2)*-1);0)))" office:value-type="string" office:string-value="26:30" calcext:value-type="string">
            <text:p>26:3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9:.K65])&gt;=60;SUM([.J59:.J65])+ROUND(INT(SUM([.K59:.K65]))/60;0);SUM([.J59:.J65]));[.A55];IF(SUM([.K59:.K65])&gt;=60;ROUND(60*(ROUND(INT(SUM([.K59:.K65])/60)-SUM([.K59:.K65])/60;2)*-1);0)))" office:value-type="string" office:string-value="26:30" calcext:value-type="string">
            <text:p>26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8:12:2016" calcext:value-type="string">
            <text:p>8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0]-[.H60]&lt;0;([.H60]-[.F60]);([.H60]-[.F60])*-1)" office:value-type="float" office:value="8" calcext:value-type="float">
            <text:p>8</text:p>
          </table:table-cell>
          <table:table-cell table:style-name="ce3" table:formula="of:=IF([.G60]-[.I60]&lt;0;([.I60]-[.G60]);([.I60]-[.G60])*-1)" office:value-type="float" office:value="30" calcext:value-type="float">
            <text:p>3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8:30" calcext:value-type="string">
            <text:p>8:30</text:p>
          </table:table-cell>
          <table:covered-table-cell table:style-name="ce4" table:formula="of:=CONCATENATE(IF(SUM([.K60:.K66])&gt;=60;SUM([.J60:.J66])+ROUND(INT(SUM([.K60:.K66]))/60;0);SUM([.J60:.J66]));[.A60];IF(SUM([.K60:.K66])&gt;=60;ROUND(60*(ROUND(INT(SUM([.K60:.K66])/60)-SUM([.K60:.K66])/60;2)*-1);0)))" office:value-type="string" office:string-value="17:0" calcext:value-type="string">
            <text:p>17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0:.K66])&gt;=60;SUM([.J60:.J66])+ROUND(INT(SUM([.K60:.K66]))/60;0);SUM([.J60:.J66]));[.A56];IF(SUM([.K60:.K66])&gt;=60;ROUND(60*(ROUND(INT(SUM([.K60:.K66])/60)-SUM([.K60:.K66])/60;2)*-1);0)))" office:value-type="string" office:string-value="17:0" calcext:value-type="string">
            <text:p>17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8:13:2016" calcext:value-type="string">
            <text:p>8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1]-[.H61]&lt;0;([.H61]-[.F61]);([.H61]-[.F61])*-1)" office:value-type="float" office:value="8" calcext:value-type="float">
            <text:p>8</text:p>
          </table:table-cell>
          <table:table-cell table:style-name="ce3" table:formula="of:=IF([.G61]-[.I61]&lt;0;([.I61]-[.G61]);([.I61]-[.G61])*-1)" office:value-type="float" office:value="30" calcext:value-type="float">
            <text:p>3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8:30" calcext:value-type="string">
            <text:p>8:30</text:p>
          </table:table-cell>
          <table:covered-table-cell table:style-name="ce4" table:formula="of:=CONCATENATE(IF(SUM([.K61:.K67])&gt;=60;SUM([.J61:.J67])+ROUND(INT(SUM([.K61:.K67]))/60;0);SUM([.J61:.J67]));[.A61];IF(SUM([.K61:.K67])&gt;=60;ROUND(60*(ROUND(INT(SUM([.K61:.K67])/60)-SUM([.K61:.K67])/60;2)*-1);0)))" office:value-type="string" office:string-value="8:0" calcext:value-type="string">
            <text:p>8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1:.K67])&gt;=60;SUM([.J61:.J67])+ROUND(INT(SUM([.K61:.K67]))/60;0);SUM([.J61:.J67]));[.A57];IF(SUM([.K61:.K67])&gt;=60;ROUND(60*(ROUND(INT(SUM([.K61:.K67])/60)-SUM([.K61:.K67])/60;2)*-1);0)))" office:value-type="string" office:string-value="8:0" calcext:value-type="string">
            <text:p>8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8:14:2016" calcext:value-type="string">
            <text:p>8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2]-[.H62]&lt;0;([.H62]-[.F62]);([.H62]-[.F62])*-1)" office:value-type="float" office:value="-0" calcext:value-type="float">
            <text:p>0</text:p>
          </table:table-cell>
          <table:table-cell table:style-name="ce3" table:formula="of:=IF([.G62]-[.I62]&lt;0;([.I62]-[.G62]);([.I62]-[.G62])*-1)" office:value-type="float" office:value="-0" calcext:value-type="float">
            <text:p>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0:0" calcext:value-type="string">
            <text:p>0:0</text:p>
          </table:table-cell>
          <table:covered-table-cell table:style-name="ce4" table:formula="of:=CONCATENATE(IF(SUM([.K62:.K68])&gt;=60;SUM([.J62:.J68])+ROUND(INT(SUM([.K62:.K68]))/60;0);SUM([.J62:.J68]));[.A62];IF(SUM([.K62:.K68])&gt;=60;ROUND(60*(ROUND(INT(SUM([.K62:.K68])/60)-SUM([.K62:.K6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2:.K68])&gt;=60;SUM([.J62:.J68])+ROUND(INT(SUM([.K62:.K68]))/60;0);SUM([.J62:.J68]));[.A58];IF(SUM([.K62:.K68])&gt;=60;ROUND(60*(ROUND(INT(SUM([.K62:.K68])/60)-SUM([.K62:.K68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8:15:2016" calcext:value-type="string">
            <text:p>8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3]-[.H63]&lt;0;([.H63]-[.F63]);([.H63]-[.F63])*-1)" office:value-type="float" office:value="-0" calcext:value-type="float">
            <text:p>0</text:p>
          </table:table-cell>
          <table:table-cell table:style-name="ce3" table:formula="of:=IF([.G63]-[.I63]&lt;0;([.I63]-[.G63]);([.I63]-[.G63])*-1)" office:value-type="float" office:value="-0" calcext:value-type="float">
            <text:p>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0:0" calcext:value-type="string">
            <text:p>0:0</text:p>
          </table:table-cell>
          <table:covered-table-cell table:style-name="ce4" table:formula="of:=CONCATENATE(IF(SUM([.K63:.K69])&gt;=60;SUM([.J63:.J69])+ROUND(INT(SUM([.K63:.K69]))/60;0);SUM([.J63:.J69]));[.A63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63:.K69])&gt;=60;SUM([.J63:.J69])+ROUND(INT(SUM([.K63:.K69]))/60;0);SUM([.J63:.J69]));[.A59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16:2016" calcext:value-type="string">
            <text:p>9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4]-[.H64]&lt;0;([.H64]-[.F64]);([.H64]-[.F64])*-1)" office:value-type="float" office:value="-0" calcext:value-type="float">
            <text:p>0</text:p>
          </table:table-cell>
          <table:table-cell table:style-name="ce3" table:formula="of:=IF([.G64]-[.I64]&lt;0;([.I64]-[.G64]);([.I64]-[.G64])*-1)" office:value-type="float" office:value="-0" calcext:value-type="float">
            <text:p>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0:0" calcext:value-type="string">
            <text:p>0:0</text:p>
          </table:table-cell>
          <table:covered-table-cell table:style-name="ce4" table:formula="of:=CONCATENATE(IF(SUM([.K64:.K70])&gt;=60;SUM([.J64:.J70])+ROUND(INT(SUM([.K64:.K70]))/60;0);SUM([.J64:.J70]));[.A64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64:.K70])&gt;=60;SUM([.J64:.J70])+ROUND(INT(SUM([.K64:.K70]))/60;0);SUM([.J64:.J70]));[.A60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17:2016" calcext:value-type="string">
            <text:p>9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5]-[.H65]&lt;0;([.H65]-[.F65]);([.H65]-[.F65])*-1)" office:value-type="float" office:value="-0" calcext:value-type="float">
            <text:p>0</text:p>
          </table:table-cell>
          <table:table-cell table:style-name="ce3" table:formula="of:=IF([.G65]-[.I65]&lt;0;([.I65]-[.G65]);([.I65]-[.G65])*-1)" office:value-type="float" office:value="-0" calcext:value-type="float">
            <text:p>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0:0" calcext:value-type="string">
            <text:p>0:0</text:p>
          </table:table-cell>
          <table:table-cell table:style-name="ce4" table:formula="of:=CONCATENATE(IF(SUM([.K65:.K71])&gt;=60;SUM([.J65:.J71])+ROUND(INT(SUM([.K65:.K71]))/60;0);SUM([.J65:.J71]));[.A65];IF(SUM([.K65:.K71])&gt;=60;ROUND(60*(ROUND(INT(SUM([.K65:.K71])/60)-SUM([.K65:.K71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65:.K71])&gt;=60;SUM([.J65:.J71])+ROUND(INT(SUM([.K65:.K71]))/60;0);SUM([.J65:.J71]));[.A61];IF(SUM([.K65:.K71])&gt;=60;ROUND(60*(ROUND(INT(SUM([.K65:.K71])/60)-SUM([.K65:.K7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6]-[.I66]&lt;0;([.I66]-[.G66]);([.I66]-[.G66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covered-table-cell table:style-name="ce4" table:formula="of:=CONCATENATE(IF(SUM([.K66:.K72])&gt;=60;SUM([.J66:.J72])+ROUND(INT(SUM([.K66:.K72]))/60;0);SUM([.J66:.J72]));[.A66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66:.K72])&gt;=60;SUM([.J66:.J72])+ROUND(INT(SUM([.K66:.K72]))/60;0);SUM([.J66:.J72]));[.A62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19:2016" calcext:value-type="string">
            <text:p>9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-0" calcext:value-type="float">
            <text:p>0</text:p>
          </table:table-cell>
          <table:table-cell table:style-name="ce3" table:formula="of:=IF([.G67]-[.I67]&lt;0;([.I67]-[.G67]);([.I67]-[.G67])*-1)" office:value-type="float" office:value="-0" calcext:value-type="float">
            <text:p>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0:0" calcext:value-type="string">
            <text:p>0:0</text:p>
          </table:table-cell>
          <table:covered-table-cell table:style-name="ce4" table:formula="of:=CONCATENATE(IF(SUM([.K67:.K73])&gt;=60;SUM([.J67:.J73])+ROUND(INT(SUM([.K67:.K73]))/60;0);SUM([.J67:.J73]));[.A67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7:.K73])&gt;=60;SUM([.J67:.J73])+ROUND(INT(SUM([.K67:.K73]))/60;0);SUM([.J67:.J73]));[.A63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9:20:2016" calcext:value-type="string">
            <text:p>9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-0" calcext:value-type="float">
            <text:p>0</text:p>
          </table:table-cell>
          <table:table-cell table:style-name="ce3" table:formula="of:=IF([.G68]-[.I68]&lt;0;([.I68]-[.G68]);([.I68]-[.G68])*-1)" office:value-type="float" office:value="-0" calcext:value-type="float">
            <text:p>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0:0" calcext:value-type="string">
            <text:p>0:0</text:p>
          </table:table-cell>
          <table:covered-table-cell table:style-name="ce4" table:formula="of:=CONCATENATE(IF(SUM([.K68:.K74])&gt;=60;SUM([.J68:.J74])+ROUND(INT(SUM([.K68:.K74]))/60;0);SUM([.J68:.J74]));[.A68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8:.K74])&gt;=60;SUM([.J68:.J74])+ROUND(INT(SUM([.K68:.K74]))/60;0);SUM([.J68:.J74]));[.A64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9:21:2016" calcext:value-type="string">
            <text:p>9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-0" calcext:value-type="float">
            <text:p>0</text:p>
          </table:table-cell>
          <table:table-cell table:style-name="ce3" table:formula="of:=IF([.G69]-[.I69]&lt;0;([.I69]-[.G69]);([.I69]-[.G69])*-1)" office:value-type="float" office:value="-0" calcext:value-type="float">
            <text:p>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0:0" calcext:value-type="string">
            <text:p>0:0</text:p>
          </table:table-cell>
          <table:covered-table-cell table:style-name="ce4" table:formula="of:=CONCATENATE(IF(SUM([.K69:.K75])&gt;=60;SUM([.J69:.J75])+ROUND(INT(SUM([.K69:.K75]))/60;0);SUM([.J69:.J75]));[.A69];IF(SUM([.K69:.K75])&gt;=60;ROUND(60*(ROUND(INT(SUM([.K69:.K75])/60)-SUM([.K69:.K7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9:.K75])&gt;=60;SUM([.J69:.J75])+ROUND(INT(SUM([.K69:.K75]))/60;0);SUM([.J69:.J75]));[.A65];IF(SUM([.K69:.K75])&gt;=60;ROUND(60*(ROUND(INT(SUM([.K69:.K75])/60)-SUM([.K69:.K75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9:22:2016" calcext:value-type="string">
            <text:p>9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-0" calcext:value-type="float">
            <text:p>0</text:p>
          </table:table-cell>
          <table:table-cell table:style-name="ce3" table:formula="of:=IF([.G70]-[.I70]&lt;0;([.I70]-[.G70]);([.I70]-[.G70])*-1)" office:value-type="float" office:value="-0" calcext:value-type="float">
            <text:p>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0:0" calcext:value-type="string">
            <text:p>0:0</text:p>
          </table:table-cell>
          <table:covered-table-cell table:style-name="ce4" table:formula="of:=CONCATENATE(IF(SUM([.K70:.K76])&gt;=60;SUM([.J70:.J76])+ROUND(INT(SUM([.K70:.K76]))/60;0);SUM([.J70:.J76]));[.A70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0:.K76])&gt;=60;SUM([.J70:.J76])+ROUND(INT(SUM([.K70:.K76]))/60;0);SUM([.J70:.J76]));[.A66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9:23:2016" calcext:value-type="string">
            <text:p>9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-0" calcext:value-type="float">
            <text:p>0</text:p>
          </table:table-cell>
          <table:table-cell table:style-name="ce3" table:formula="of:=IF([.G71]-[.I71]&lt;0;([.I71]-[.G71]);([.I71]-[.G71])*-1)" office:value-type="float" office:value="-0" calcext:value-type="float">
            <text:p>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0:0" calcext:value-type="string">
            <text:p>0:0</text:p>
          </table:table-cell>
          <table:covered-table-cell table:style-name="ce4" table:formula="of:=CONCATENATE(IF(SUM([.K71:.K77])&gt;=60;SUM([.J71:.J77])+ROUND(INT(SUM([.K71:.K77]))/60;0);SUM([.J71:.J77]));[.A71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1:.K77])&gt;=60;SUM([.J71:.J77])+ROUND(INT(SUM([.K71:.K77]))/60;0);SUM([.J71:.J77]));[.A67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2]-[.I72]&lt;0;([.I72]-[.G72]);([.I72]-[.G72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=60;SUM([.J72:.J78])+ROUND(INT(SUM([.K72:.K78]))/60;0);SUM([.J72:.J78]));[.A72];IF(SUM([.K72:.K78])&gt;=60;ROUND(60*(ROUND(INT(SUM([.K72:.K78])/60)-SUM([.K72:.K78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2:.K78])&gt;=60;SUM([.J72:.J78])+ROUND(INT(SUM([.K72:.K78]))/60;0);SUM([.J72:.J78]));[.A68];IF(SUM([.K72:.K78])&gt;=60;ROUND(60*(ROUND(INT(SUM([.K72:.K78])/60)-SUM([.K72:.K7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9:25:2016" calcext:value-type="string">
            <text:p>9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-0" calcext:value-type="float">
            <text:p>0</text:p>
          </table:table-cell>
          <table:table-cell table:style-name="ce3" table:formula="of:=IF([.G73]-[.I73]&lt;0;([.I73]-[.G73]);([.I73]-[.G73])*-1)" office:value-type="float" office:value="-0" calcext:value-type="float">
            <text:p>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0:0" calcext:value-type="string">
            <text:p>0:0</text:p>
          </table:table-cell>
          <table:covered-table-cell table:style-name="ce4" table:formula="of:=CONCATENATE(IF(SUM([.K73:.K79])&gt;=60;SUM([.J73:.J79])+ROUND(INT(SUM([.K73:.K79]))/60;0);SUM([.J73:.J79]));[.A73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73:.K79])&gt;=60;SUM([.J73:.J79])+ROUND(INT(SUM([.K73:.K79]))/60;0);SUM([.J73:.J79]));[.A69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9:26:2016" calcext:value-type="string">
            <text:p>9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-0" calcext:value-type="float">
            <text:p>0</text:p>
          </table:table-cell>
          <table:table-cell table:style-name="ce3" table:formula="of:=IF([.G74]-[.I74]&lt;0;([.I74]-[.G74]);([.I74]-[.G74])*-1)" office:value-type="float" office:value="-0" calcext:value-type="float">
            <text:p>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0:0" calcext:value-type="string">
            <text:p>0:0</text:p>
          </table:table-cell>
          <table:covered-table-cell table:style-name="ce4" table:formula="of:=CONCATENATE(IF(SUM([.K74:.K80])&gt;=60;SUM([.J74:.J80])+ROUND(INT(SUM([.K74:.K80]))/60;0);SUM([.J74:.J80]));[.A74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74:.K80])&gt;=60;SUM([.J74:.J80])+ROUND(INT(SUM([.K74:.K80]))/60;0);SUM([.J74:.J80]));[.A70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9:27:2016" calcext:value-type="string">
            <text:p>9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-0" calcext:value-type="float">
            <text:p>0</text:p>
          </table:table-cell>
          <table:table-cell table:style-name="ce3" table:formula="of:=IF([.G75]-[.I75]&lt;0;([.I75]-[.G75]);([.I75]-[.G75])*-1)" office:value-type="float" office:value="-0" calcext:value-type="float">
            <text:p>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0:0" calcext:value-type="string">
            <text:p>0:0</text:p>
          </table:table-cell>
          <table:covered-table-cell table:style-name="ce4" table:formula="of:=CONCATENATE(IF(SUM([.K75:.K81])&gt;=60;SUM([.J75:.J81])+ROUND(INT(SUM([.K75:.K81]))/60;0);SUM([.J75:.J81]));[.A75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75:.K81])&gt;=60;SUM([.J75:.J81])+ROUND(INT(SUM([.K75:.K81]))/60;0);SUM([.J75:.J81]));[.A71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9:28:2016" calcext:value-type="string">
            <text:p>9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-0" calcext:value-type="float">
            <text:p>0</text:p>
          </table:table-cell>
          <table:table-cell table:style-name="ce3" table:formula="of:=IF([.G76]-[.I76]&lt;0;([.I76]-[.G76]);([.I76]-[.G76])*-1)" office:value-type="float" office:value="-0" calcext:value-type="float">
            <text:p>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0:0" calcext:value-type="string">
            <text:p>0:0</text:p>
          </table:table-cell>
          <table:covered-table-cell table:style-name="ce4" table:formula="of:=CONCATENATE(IF(SUM([.K76:.K82])&gt;=60;SUM([.J76:.J82])+ROUND(INT(SUM([.K76:.K82]))/60;0);SUM([.J76:.J82]));[.A76];IF(SUM([.K76:.K82])&gt;=60;ROUND(60*(ROUND(INT(SUM([.K76:.K82])/60)-SUM([.K76:.K8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76:.K82])&gt;=60;SUM([.J76:.J82])+ROUND(INT(SUM([.K76:.K82]))/60;0);SUM([.J76:.J82]));[.A72];IF(SUM([.K76:.K82])&gt;=60;ROUND(60*(ROUND(INT(SUM([.K76:.K82])/60)-SUM([.K76:.K82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7]-[.I77]&lt;0;([.I77]-[.G77]);([.I77]-[.G77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covered-table-cell table:style-name="ce4" table:formula="of:=CONCATENATE(IF(SUM([.K77:.K83])&gt;=60;SUM([.J77:.J83])+ROUND(INT(SUM([.K77:.K83]))/60;0);SUM([.J77:.J83]));[.A77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7:.K83])&gt;=60;SUM([.J77:.J83])+ROUND(INT(SUM([.K77:.K83]))/60;0);SUM([.J77:.J83]));[.A73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8]-[.I78]&lt;0;([.I78]-[.G78]);([.I78]-[.G78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covered-table-cell table:style-name="ce4" table:formula="of:=CONCATENATE(IF(SUM([.K78:.K84])&gt;=60;SUM([.J78:.J84])+ROUND(INT(SUM([.K78:.K84]))/60;0);SUM([.J78:.J84]));[.A78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8:.K84])&gt;=60;SUM([.J78:.J84])+ROUND(INT(SUM([.K78:.K84]))/60;0);SUM([.J78:.J84]));[.A74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9:31:2016" calcext:value-type="string">
            <text:p>9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9]-[.I79]&lt;0;([.I79]-[.G79]);([.I79]-[.G79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=60;SUM([.J79:.J85])+ROUND(INT(SUM([.K79:.K85]))/60;0);SUM([.J79:.J85]));[.A79];IF(SUM([.K79:.K85])&gt;=60;ROUND(60*(ROUND(INT(SUM([.K79:.K85])/60)-SUM([.K79:.K85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9:.K85])&gt;=60;SUM([.J79:.J85])+ROUND(INT(SUM([.K79:.K85]))/60;0);SUM([.J79:.J85]));[.A75];IF(SUM([.K79:.K85])&gt;=60;ROUND(60*(ROUND(INT(SUM([.K79:.K85])/60)-SUM([.K79:.K8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80]-[.I80]&lt;0;([.I80]-[.G80]);([.I80]-[.G80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covered-table-cell table:style-name="ce4" table:formula="of:=CONCATENATE(IF(SUM([.K80:.K86])&gt;=60;SUM([.J80:.J86])+ROUND(INT(SUM([.K80:.K86]))/60;0);SUM([.J80:.J86]));[.A80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0:.K86])&gt;=60;SUM([.J80:.J86])+ROUND(INT(SUM([.K80:.K86]))/60;0);SUM([.J80:.J86]));[.A76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1]-[.I81]&lt;0;([.I81]-[.G81]);([.I81]-[.G81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covered-table-cell table:style-name="ce4" table:formula="of:=CONCATENATE(IF(SUM([.K81:.K87])&gt;=60;SUM([.J81:.J87])+ROUND(INT(SUM([.K81:.K87]))/60;0);SUM([.J81:.J87]));[.A81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1:.K87])&gt;=60;SUM([.J81:.J87])+ROUND(INT(SUM([.K81:.K87]))/60;0);SUM([.J81:.J87]));[.A77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2]-[.I82]&lt;0;([.I82]-[.G82]);([.I82]-[.G82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covered-table-cell table:style-name="ce4" table:formula="of:=CONCATENATE(IF(SUM([.K82:.K88])&gt;=60;SUM([.J82:.J88])+ROUND(INT(SUM([.K82:.K88]))/60;0);SUM([.J82:.J88]));[.A82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2:.K88])&gt;=60;SUM([.J82:.J88])+ROUND(INT(SUM([.K82:.K88]))/60;0);SUM([.J82:.J88]));[.A78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3]-[.I83]&lt;0;([.I83]-[.G83]);([.I83]-[.G83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covered-table-cell table:style-name="ce4" table:formula="of:=CONCATENATE(IF(SUM([.K83:.K89])&gt;=60;SUM([.J83:.J89])+ROUND(INT(SUM([.K83:.K89]))/60;0);SUM([.J83:.J89]));[.A83];IF(SUM([.K83:.K89])&gt;=60;ROUND(60*(ROUND(INT(SUM([.K83:.K89])/60)-SUM([.K83:.K8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83:.K89])&gt;=60;SUM([.J83:.J89])+ROUND(INT(SUM([.K83:.K89]))/60;0);SUM([.J83:.J89]));[.A79];IF(SUM([.K83:.K89])&gt;=60;ROUND(60*(ROUND(INT(SUM([.K83:.K89])/60)-SUM([.K83:.K89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4]-[.I84]&lt;0;([.I84]-[.G84]);([.I84]-[.G84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covered-table-cell table:style-name="ce4" table:formula="of:=CONCATENATE(IF(SUM([.K84:.K90])&gt;=60;SUM([.J84:.J90])+ROUND(INT(SUM([.K84:.K90]))/60;0);SUM([.J84:.J90]));[.A84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84:.K90])&gt;=60;SUM([.J84:.J90])+ROUND(INT(SUM([.K84:.K90]))/60;0);SUM([.J84:.J90]));[.A80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5]-[.I85]&lt;0;([.I85]-[.G85]);([.I85]-[.G85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covered-table-cell table:style-name="ce4" table:formula="of:=CONCATENATE(IF(SUM([.K85:.K91])&gt;=60;SUM([.J85:.J91])+ROUND(INT(SUM([.K85:.K91]))/60;0);SUM([.J85:.J91]));[.A85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5:.K91])&gt;=60;SUM([.J85:.J91])+ROUND(INT(SUM([.K85:.K91]))/60;0);SUM([.J85:.J91]));[.A81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6];[.A86];[.C86];[.A86];[.D86])" office:value-type="string" office:string-value="9:7:2016" calcext:value-type="string">
            <text:p>9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6]-[.H86]&lt;0;([.H86]-[.F86]);([.H86]-[.F86])*-1)" office:value-type="float" office:value="-0" calcext:value-type="float">
            <text:p>0</text:p>
          </table:table-cell>
          <table:table-cell table:style-name="ce3" table:formula="of:=IF([.G86]-[.I86]&lt;0;([.I86]-[.G86]);([.I86]-[.G86])*-1)" office:value-type="float" office:value="-0" calcext:value-type="float">
            <text:p>0</text:p>
          </table:table-cell>
          <table:table-cell table:style-name="ce3" table:formula="of:=CONCATENATE(IF([.K86]&gt;60;[.J86]+INT([.K86]/60);[.J86]);[.A86];IF([.K86]&gt;60;ROUND(60*(ROUND(INT([.K86]/60)-[.K86]/60;2)*-1);0);[.K86]))" office:value-type="string" office:string-value="0:0" calcext:value-type="string">
            <text:p>0:0</text:p>
          </table:table-cell>
          <table:table-cell table:style-name="ce4" table:formula="of:=CONCATENATE(IF(SUM([.K86:.K92])&gt;=60;SUM([.J86:.J92])+ROUND(INT(SUM([.K86:.K92]))/60;0);SUM([.J86:.J92]));[.A86];IF(SUM([.K86:.K92])&gt;=60;ROUND(60*(ROUND(INT(SUM([.K86:.K92])/60)-SUM([.K86:.K9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86:.K92])&gt;=60;SUM([.J86:.J92])+ROUND(INT(SUM([.K86:.K92]))/60;0);SUM([.J86:.J92]));[.A82];IF(SUM([.K86:.K92])&gt;=60;ROUND(60*(ROUND(INT(SUM([.K86:.K92])/60)-SUM([.K86:.K9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7];[.A87];[.C87];[.A87];[.D87])" office:value-type="string" office:string-value="9:8:2016" calcext:value-type="string">
            <text:p>9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7]-[.H87]&lt;0;([.H87]-[.F87]);([.H87]-[.F87])*-1)" office:value-type="float" office:value="-0" calcext:value-type="float">
            <text:p>0</text:p>
          </table:table-cell>
          <table:table-cell table:style-name="ce3" table:formula="of:=IF([.G87]-[.I87]&lt;0;([.I87]-[.G87]);([.I87]-[.G87])*-1)" office:value-type="float" office:value="-0" calcext:value-type="float">
            <text:p>0</text:p>
          </table:table-cell>
          <table:table-cell table:style-name="ce3" table:formula="of:=CONCATENATE(IF([.K87]&gt;60;[.J87]+INT([.K87]/60);[.J87]);[.A87];IF([.K87]&gt;60;ROUND(60*(ROUND(INT([.K87]/60)-[.K87]/60;2)*-1);0);[.K87]))" office:value-type="string" office:string-value="0:0" calcext:value-type="string">
            <text:p>0:0</text:p>
          </table:table-cell>
          <table:table-cell table:style-name="ce4" table:formula="of:=CONCATENATE(IF(SUM([.K87:.K93])&gt;=60;SUM([.J87:.J93])+ROUND(INT(SUM([.K87:.K93]))/60;0);SUM([.J87:.J93]));[.A87];IF(SUM([.K87:.K93])&gt;=60;ROUND(60*(ROUND(INT(SUM([.K87:.K93])/60)-SUM([.K87:.K9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7:.K93])&gt;=60;SUM([.J87:.J93])+ROUND(INT(SUM([.K87:.K93]))/60;0);SUM([.J87:.J93]));[.A83];IF(SUM([.K87:.K93])&gt;=60;ROUND(60*(ROUND(INT(SUM([.K87:.K93])/60)-SUM([.K87:.K9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8];[.A88];[.C88];[.A88];[.D88])" office:value-type="string" office:string-value="9:9:2016" calcext:value-type="string">
            <text:p>9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8]-[.H88]&lt;0;([.H88]-[.F88]);([.H88]-[.F88])*-1)" office:value-type="float" office:value="-0" calcext:value-type="float">
            <text:p>0</text:p>
          </table:table-cell>
          <table:table-cell table:style-name="ce3" table:formula="of:=IF([.G88]-[.I88]&lt;0;([.I88]-[.G88]);([.I88]-[.G88])*-1)" office:value-type="float" office:value="-0" calcext:value-type="float">
            <text:p>0</text:p>
          </table:table-cell>
          <table:table-cell table:style-name="ce3" table:formula="of:=CONCATENATE(IF([.K88]&gt;60;[.J88]+INT([.K88]/60);[.J88]);[.A88];IF([.K88]&gt;60;ROUND(60*(ROUND(INT([.K88]/60)-[.K88]/60;2)*-1);0);[.K88]))" office:value-type="string" office:string-value="0:0" calcext:value-type="string">
            <text:p>0:0</text:p>
          </table:table-cell>
          <table:table-cell table:style-name="ce4" table:formula="of:=CONCATENATE(IF(SUM([.K88:.K94])&gt;=60;SUM([.J88:.J94])+ROUND(INT(SUM([.K88:.K94]))/60;0);SUM([.J88:.J94]));[.A88];IF(SUM([.K88:.K94])&gt;=60;ROUND(60*(ROUND(INT(SUM([.K88:.K94])/60)-SUM([.K88:.K9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8:.K94])&gt;=60;SUM([.J88:.J94])+ROUND(INT(SUM([.K88:.K94]))/60;0);SUM([.J88:.J94]));[.A84];IF(SUM([.K88:.K94])&gt;=60;ROUND(60*(ROUND(INT(SUM([.K88:.K94])/60)-SUM([.K88:.K9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9];[.A89];[.C89];[.A89];[.D89])" office:value-type="string" office:string-value="9:10:2016" calcext:value-type="string">
            <text:p>9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9]-[.H89]&lt;0;([.H89]-[.F89]);([.H89]-[.F89])*-1)" office:value-type="float" office:value="-0" calcext:value-type="float">
            <text:p>0</text:p>
          </table:table-cell>
          <table:table-cell table:style-name="ce3" table:formula="of:=IF([.G89]-[.I89]&lt;0;([.I89]-[.G89]);([.I89]-[.G89])*-1)" office:value-type="float" office:value="-0" calcext:value-type="float">
            <text:p>0</text:p>
          </table:table-cell>
          <table:table-cell table:style-name="ce3" table:formula="of:=CONCATENATE(IF([.K89]&gt;60;[.J89]+INT([.K89]/60);[.J89]);[.A89];IF([.K89]&gt;60;ROUND(60*(ROUND(INT([.K89]/60)-[.K89]/60;2)*-1);0);[.K89]))" office:value-type="string" office:string-value="0:0" calcext:value-type="string">
            <text:p>0:0</text:p>
          </table:table-cell>
          <table:table-cell table:style-name="ce4" table:formula="of:=CONCATENATE(IF(SUM([.K89:.K95])&gt;=60;SUM([.J89:.J95])+ROUND(INT(SUM([.K89:.K95]))/60;0);SUM([.J89:.J95]));[.A89];IF(SUM([.K89:.K95])&gt;=60;ROUND(60*(ROUND(INT(SUM([.K89:.K95])/60)-SUM([.K89:.K9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9:.K95])&gt;=60;SUM([.J89:.J95])+ROUND(INT(SUM([.K89:.K95]))/60;0);SUM([.J89:.J95]));[.A85];IF(SUM([.K89:.K95])&gt;=60;ROUND(60*(ROUND(INT(SUM([.K89:.K95])/60)-SUM([.K89:.K9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728pt" fo:page-height="172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/00/0000</text:date>, <text:time style:data-style-name="N2" text:time-value="14:47:38.263521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21:22:45.139894922</meta:creation-date>
    <meta:editing-duration>PT1H3M46S</meta:editing-duration>
    <meta:editing-cycles>34</meta:editing-cycles>
    <meta:generator>LibreOffice/5.0.6.3$Linux_X86_64 LibreOffice_project/00m0$Build-3</meta:generator>
    <dc:date>2016-08-13T14:48:50.470119953</dc:date>
    <meta:document-statistic meta:table-count="1" meta:cell-count="1342" meta:object-count="0"/>
  </office:meta>
</office:document-meta>
</file>